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P7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8" style:family="paragraph" style:parent-style-name="Standard">
      <style:paragraph-properties fo:margin-left="0.9835in" fo:margin-right="0in" fo:margin-top="0in" fo:margin-bottom="0in" loext:contextual-spacing="false" fo:line-height="100%" fo:text-align="justify" style:justify-single-word="false" fo:text-indent="0.4909in" style:auto-text-indent="false"/>
    </style:style>
    <style:style style:name="P9" style:family="paragraph" style:parent-style-name="Standard">
      <style:paragraph-properties fo:margin-left="1.4752in" fo:margin-right="0in" fo:margin-top="0in" fo:margin-bottom="0in" loext:contextual-spacing="false" fo:line-height="100%" fo:text-align="justify" style:justify-single-word="false" fo:text-indent="0.4909in" style:auto-text-indent="false"/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3" style:family="text">
      <style:text-properties style:font-name="Times New Roman" fo:font-size="13.5pt" style:text-underline-style="solid" style:text-underline-width="auto" style:text-underline-color="font-color" style:font-name-asian="Times New Roman1" style:font-size-asian="13.5pt" style:font-name-complex="Times New Roman1" style:font-size-complex="13.5pt"/>
    </style:style>
    <style:style style:name="T4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6" style:family="text">
      <style:text-properties fo:color="#000000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style:font-name-asian="Times New Roman1" style:font-name-complex="Times New Roman1"/>
    </style:style>
    <style:style style:name="T8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АКТ</text:span></text:p>
      <text:p text:style-name="P2"><text:span text:style-name="T1">освидетельствования технического состояния автоматической пожарной сигнализации и системы оповещения и управления эвакуацией при пожаре</text:span></text:p>
      <text:p text:style-name="P4"/>
      <text:p text:style-name="P2"><text:span text:style-name="T1">г. Челябинск<text:tab/><text:tab/><text:tab/><text:tab/><text:tab/><text:tab/><text:tab/><text:tab/>«__»___________2019г.</text:span></text:p>
      <text:p text:style-name="P5"/>
      <text:p text:style-name="P3"><text:span text:style-name="T2"><text:tab/>Комиссией в составе представителей:</text:span></text:p>
      <text:p text:style-name="P6"/>
      <text:p text:style-name="Standard"><text:span text:style-name="T2">Заказчика: </text:span><text:span text:style-name="T3">Директор Пазухиной Анны Николаевны</text:span></text:p>
      <text:p text:style-name="Standard"><text:span text:style-name="T5">(должность, ФИО, представителей заказчика, администрации объекта)</text:span></text:p>
      <text:p text:style-name="P3"><text:bookmark text:name="_gjdgxs"/><text:span text:style-name="T2">Исполнителя: </text:span><text:span text:style-name="T4">Шаймарданова Е.А.</text:span></text:p>
      <text:p text:style-name="P1"><text:span text:style-name="T5"><text:s/>(ФИО, представителя)</text:span></text:p>
      <text:p text:style-name="P3"><text:span text:style-name="T2">составлен настоящий акт о нижеследующем: </text:span></text:p>
      <text:p text:style-name="P6"/>
      <text:p text:style-name="P3"><text:span text:style-name="T2"><text:tab/>В результате обследования технического состояния АПС и СОУЭ</text:span></text:p>
      <text:p text:style-name="Standard"><text:span text:style-name="T2">от объекта: </text:span><text:span text:style-name="T3">МОУ «Долгодеревенская СОШ»</text:span></text:p>
      <text:p text:style-name="Standard"><text:span text:style-name="T2">расположенного по адресу: </text:span><text:span text:style-name="T6">Сосновский район, с. Долгодеревенское, ул. Набережная, 1</text:span></text:p>
      <text:p text:style-name="P6"/>
      <text:p text:style-name="P3"><text:span text:style-name="T2">Установлено: неисправностей нет</text:span></text:p>
      <text:p text:style-name="P6"/>
      <text:p text:style-name="P6"/>
      <text:p text:style-name="P3"><text:span text:style-name="T2">Примечание:____________________________________________________________________________________________________________________________________________________________________________________________________</text:span></text:p>
      <text:p text:style-name="P6"/>
      <text:p text:style-name="P6"/>
      <text:p text:style-name="P6"/>
      <text:p text:style-name="P3"><text:span text:style-name="T2">Подписи членов комиссии:</text:span></text:p>
      <text:p text:style-name="P6"><text:soft-page-break/></text:p>
      <text:p text:style-name="P8"><text:span text:style-name="T2">_________________________________/__________________/</text:span></text:p>
      <text:p text:style-name="P3"><text:span text:style-name="T5"><text:tab/><text:tab/><text:tab/><text:tab/><text:tab/><text:tab/><text:tab/><text:tab/>М.П.</text:span></text:p>
      <text:p text:style-name="P9"/>
      <text:p text:style-name="P9"/>
      <text:p text:style-name="P8"><text:span text:style-name="T2">________________________________/__________________/</text:span></text:p>
      <text:p text:style-name="P8"><text:span text:style-name="T5">М.П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1.1811in" fo:margin-right="0.5909in" style:writing-mode="lr-tb" style:layout-grid-color="#c0c0c0" style:layout-grid-lines="27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9" meta:word-count="77" meta:character-count="980" meta:non-whitespace-character-count="903"/>
    <meta:generator>LibreOfficeDev/6.0.5.2$Linux_X86_64 LibreOffice_project/</meta:generator>
  </office:meta>
</office:document-meta>
</file>